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2" style:family="paragraph" style:parent-style-name="Standard" style:list-style-name="">
      <style:paragraph-properties fo:margin-left="0cm" fo:margin-right="0cm" fo:text-align="start" style:justify-single-word="false" fo:text-indent="0cm" style:auto-text-indent="false" style:text-autospace="none"/>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style:font-name="Times New Roman" fo:font-size="12pt" style:font-size-asian="12pt" style:font-size-complex="12pt"/>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style:font-name-asian="Courier New" style:font-name-complex="Courier New"/>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upuestos de Laberinto</text:p>
      <text:p text:style-name="Standard"/>
      <text:p text:style-name="Standard">Para favorecer a la reutilización se opto por programar contra interfaces. Por lo tanto para la representación del laberinto de juego se creo una interfaz que contenga todos los métodos publicos que se necesitan. Suponemos que este tablero será el encargado de mantener las distintas pastillas y frutas que puedan aparecer durante el juego. Por ese motivo tiene las funciones necesarias para lograrlo. </text:p>
      <text:p text:style-name="Standard">Otra buena idea para que el laberinto fuera reutilizable, es que este no esté hard-codeado en el código. Es por eso que se crean algunas clases de apoyo que permitirán crear laberintos desde archivos, o interpretarlos desde Strings. Luego en los detalles de implementación se mostrará que aspecto debe tener el archivo o el String.</text:p>
      <text:p text:style-name="Standard"/>
      <text:p text:style-name="Standard">// Revisen si hay que agregar, sacar o modificar algo.</text:p>
      <text:p text:style-name="Standard"/>
      <text:p text:style-name="Standard"/>
      <text:p text:style-name="Standard">Detalles de implementacion de Laberinto</text:p>
      <text:p text:style-name="Standard"/>
      <text:p text:style-name="Standard">El laberinto fue creado como una matriz de celdas. Estas celdas pueden ser Pared, Pasillo. A su vez el pasillo puede estar lleno (con una pastilla) o vacio. Para facilitar la creacion de los distintos tipos de celdas se crea una clase FabricaDeCeldas, la cual emplea el patrón Factory Method. </text:p>
      <text:p text:style-name="Standard">Para la creación de los laberintos desde un archivo se creó una clase CargadorDeLaberintos, esta tiene un único método estático que tiene como función levantar un laberinto desde un archivo. Esta clase a su vez se apoya en otra clase que tiene como función interpretar una cadena de caracteres, llamada ParserDeLaberintos. </text:p>
      <text:p text:style-name="Standard"/>
      <text:p text:style-name="Standard">A continuación mostraremos que estructura debe tener el archivo y la cadena de caracteres:</text:p>
      <text:p text:style-name="Standard"/>
      <text:p text:style-name="P1">&lt;Laberinto&gt;</text:p>
      <text:p text:style-name="P1">&lt;Ancho&gt;30&lt;/Ancho&gt;</text:p>
      <text:p text:style-name="P1">&lt;Alto&gt;14&lt;/Alto&gt;</text:p>
      <text:p text:style-name="P1">&lt;Disenio&gt;</text:p>
      <text:p text:style-name="P1">PPPPPPPPPPPPPPPPPPPPPPPPPPPPPP;</text:p>
      <text:p text:style-name="P1">P***PPPPPPPPPPPPPPPPPPPPPP***P;</text:p>
      <text:p text:style-name="P1">P*P************************P*P;</text:p>
      <text:p text:style-name="P1">P*PPPPPPPPPP*****PPPPPPPPPPP*P;</text:p>
      <text:p text:style-name="P1">P****************************P;</text:p>
      <text:p text:style-name="P1">P*PPPPPPPPPP <text:s text:c="4"/>PPPPPPPPPPP*P;</text:p>
      <text:p text:style-name="P1">P******PP <text:s text:c="10"/>PP*******P;</text:p>
      <text:p text:style-name="P1">P*PPPP*PP <text:s text:c="10"/>PP*PPPPP*P;</text:p>
      <text:p text:style-name="P1">P*PPPP*PP <text:s text:c="10"/>PP*PPPPP*P;</text:p>
      <text:p text:style-name="P1">P*PPPP*PPPPPPPPPPPPPPP*PPPPP*P;</text:p>
      <text:p text:style-name="P1">P****************************P;</text:p>
      <text:p text:style-name="P1">P*PPPP*PPPPPPPPPPPPPPP*PPPPP*P;</text:p>
      <text:p text:style-name="P1">P****************************P;</text:p>
      <text:p text:style-name="P1">PPPPPPPPPPPPPPPPPPPPPPPPPPPPPP</text:p>
      <text:p text:style-name="P1">&lt;/Disenio&gt;</text:p>
      <text:p text:style-name="P1">&lt;AltoCasaFantasma&gt;8&lt;/AltoCasaFantasma&gt;</text:p>
      <text:p text:style-name="P1">&lt;AnchoCasaFantasma&gt;15&lt;/AnchoCasaFantasma&gt;</text:p>
      <text:p text:style-name="P1">&lt;AltoInicioPacman&gt;13&lt;/AltoInicioPacman&gt;</text:p>
      <text:p text:style-name="P1">&lt;AnchoInicioPacman&gt;15&lt;/AnchoInicioPacman&gt;</text:p>
      <text:p text:style-name="P2"><text:span text:style-name="T1">&lt;/Laberinto&gt;</text:span></text:p>
      <text:p text:style-name="P2"><text:span text:style-name="T1"/></text:p>
      <text:p text:style-name="P3"><text:span text:style-name="T2">Para que todo funcione correctamente se debe respetar esta estructura al pie de la letra.</text:span></text:p>
      <text:p text:style-name="P3"><text:span text:style-name="T2">Se <text:s/>debe chequear que no falte ninguno de las etiquetas y que esten bien escritas. Luego otro posible error es olvidar los caracteres ';'. Sin ellos, el interpretador fallará y no cargará el laberinto con éxito. No se debe olvidar que la última linea del diseño no debe llevar este carácter.</text:span></text:p>
      <text:p text:style-name="P3"><text:span text:style-name="T2">Luego se debe corroborar que el valor que posee la etiqueta ancho y alto son numeros mayores a </text:span><text:soft-page-break/><text:span text:style-name="T2">cero. Este número debe coincidir con la cantidad de caracteres que tienen todas las lineas del diseño. A continuación mostraremos que caracteres se deben utilizar para indicar cada tipo de celda:</text:span></text:p>
      <text:p text:style-name="P3"><text:span text:style-name="T2"><text:tab/><text:tab/>'P' ------ Pared.</text:span></text:p>
      <text:p text:style-name="P3"><text:span text:style-name="T2"><text:tab/><text:tab/>' ' <text:s/>------ Pasillo vacio.</text:span></text:p>
      <text:p text:style-name="P3"><text:span text:style-name="T2"><text:tab/><text:tab/>'*' ------ Pasillo con pastilla.</text:span></text:p>
      <text:p text:style-name="P3"><text:span text:style-name="T2"><text:tab/><text:tab/>'+' ------ Pasillo con pastilla especial.</text:span></text:p>
      <text:p text:style-name="P3"><text:span text:style-name="T2"/></text:p>
      <text:p text:style-name="P3"><text:span text:style-name="T2">Es en el parser donde en un futuro se deberán agregar los distintos nuevos tipos de celdas, para crear nuevos laberintos.</text:span></text:p>
      <text:p text:style-name="P3"><text:span text:style-name="T2"/></text:p>
      <text:p text:style-name="P3"><text:span text:style-name="T2">Luego hay que especificar posiciones para ubicar la casa de los fantasmas y el punto de inicio del pacman. Estan posiciones deben encontrarse dentro del laberinto y deben ser algún tipo de pasillo.</text:span></text:p>
      <text:p text:style-name="P3"><text:span text:style-name="T2"/></text:p>
      <text:p text:style-name="P3"><text:span text:style-name="T2">Ninguno de las etiquetas pueden ser salteadas ni cambiadas de orden, en ese caso, lo mas probable es que se arroje una excepción del tipo LaberintoInvalidoException.</text:span></text:p>
      <text:p text:style-name="P3"><text:span text:style-name="T2"/></text:p>
      <text:p text:style-name="P3"><text:span text:style-name="T2">//Revisar. Puede faltar agregar informacion, mejorarla, o quit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blo Castarataro</meta:initial-creator>
    <meta:creation-date>2009-11-25T22:48:37.87</meta:creation-date>
    <meta:document-statistic meta:table-count="0" meta:image-count="0" meta:object-count="0" meta:page-count="2" meta:paragraph-count="43" meta:word-count="501" meta:character-count="3562"/>
    <dc:date>2009-11-25T23:34:59.24</dc:date>
    <dc:creator>Pablo Castarataro</dc:creator>
    <meta:editing-duration>PT00H12M07S</meta:editing-duration>
    <meta:editing-cycles>1</meta:editing-cycles>
    <meta:generator>OpenOffice.org/3.1$Win32 OpenOffice.org_project/310m11$Build-9399</meta:generator>
  </office:meta>
</office:document-meta>
</file>